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141823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LOG- POWTÓRKA<text:line-break/></text:p>
      <text:p text:style-name="P1">Zad 1.</text:p>
      <text:p text:style-name="P1">a) ?- student(X,Y,psychologia,_).</text:p>
      <text:p text:style-name="P1">b) ?- student(kowalski,jan,X,_).</text:p>
      <text:p text:style-name="P1">c) ?- student(kowalska,ada,fizyka,_).</text:p>
      <text:p text:style-name="P1">d) ?- student(_,_,fizyka,Z)Z=1994.</text:p>
      <text:p text:style-name="P1">e) ?- student(_,_,psychologia,Z)Z&lt;1994.</text:p>
      <text:p text:style-name="P1">f) ?- auto(opel,_,1999,X).</text:p>
      <text:p text:style-name="P1">g) ?- auto(jaguar,X,Y,_).</text:p>
      <text:p text:style-name="P1">h) ?- auto(_,_,_,Z)Z&lt;10000.</text:p>
      <text:p text:style-name="P1">i) <text:s/>?- auto(bmw,czerwony,_,_).</text:p>
      <text:p text:style-name="P1"/>
      <text:p text:style-name="P1">Zad 2. </text:p>
      <text:p text:style-name="P1">a) sam(X):- auto(X,_,Y,_), Y&gt;2000.</text:p>
      <text:p text:style-name="P1">b) stu(X,Y):- student(X,Y,informatyka,_).</text:p>
      <text:p text:style-name="P1"/>
      <text:p text:style-name="P1">Zad 3.</text:p>
      <text:p text:style-name="P1">a) asserta(nazwa(ford,czarny,2012,25000).</text:p>
      <text:p text:style-name="P1">b) asserta(nazwa(nowacki,roman,kognitywistyka,1995).</text:p>
      <text:p text:style-name="P1"/>
      <text:p text:style-name="P1">Zad 4. </text:p>
      <text:p text:style-name="P1">a) tak</text:p>
      <text:p text:style-name="P1">X= bmw</text:p>
      <text:p text:style-name="P1">Y= czarny</text:p>
      <text:p text:style-name="P1">Z= czarny</text:p>
      <text:p text:style-name="P1">K= 1990</text:p>
      <text:p text:style-name="P1">b) tak</text:p>
      <text:p text:style-name="P1">Z= bmw</text:p>
      <text:p text:style-name="P1">W= poznan</text:p>
      <text:p text:style-name="P1">Y= 2000</text:p>
      <text:p text:style-name="P1">c)</text:p>
      <text:p text:style-name="P1">d) tak</text:p>
      <text:p text:style-name="P1">C=[2,3,4]</text:p>
      <text:p text:style-name="P1">e) tak</text:p>
      <text:p text:style-name="P1">C= 2,3,4</text:p>
      <text:p text:style-name="P1">f) tak</text:p>
      <text:p text:style-name="P1">X= 1</text:p>
      <text:p text:style-name="P1">g) </text:p>
      <text:p text:style-name="P1">h)</text:p>
      <text:p text:style-name="P1">i)</text:p>
      <text:p text:style-name="P1">j)</text:p>
      <text:p text:style-name="P1">k)</text:p>
      <text:p text:style-name="P1">l)</text:p>
      <text:p text:style-name="P1">m) nie</text:p>
      <text:p text:style-name="P1">n) nie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Zad 5.</text:p>
      <text:p text:style-name="P1">a) X= [1,2,3,0,9]</text:p>
      <text:p text:style-name="P1">b) X= [1,2,2,5,3]</text:p>
      <text:p text:style-name="P1">c) false</text:p>
      <text:p text:style-name="P1">d)Y= [0,1]</text:p>
      <text:p text:style-name="P1">e) false</text:p>
      <text:p text:style-name="P1"/>
      <text:p text:style-name="P1">Zad 6.</text:p>
      <text:p text:style-name="P1"><text:span text:style-name="T1">a) <text:line-break/>M=5.<text:line-break/>size([],0).<text:line-break/>size([H|T],N) :- size(T,N1), N is N1+1.<text:line-break/>b) <text:line-break/>parzysta([]).<text:line-break/>parzysta(X):- length(X,L), L mod 2 is 0.<text:line-break/>parzy([X,Y]).<text:line-break/>parzy([H|T]) :- not(parzy(T)), length(T,X), X&gt;0.<text:line-break/>c) <text:line-break/>Y=[5,1,2,3,4,5].<text:line-break/>dodaj([],[]).<text:line-break/>dodaj(X,Y):- last(X,E), Y = E|X. <text:line-break/>dodaj([],[]).<text:line-break/>dodaj(X,[E|X]):- last(X,E).<text:line-break/>d) <text:line-break/>X=[2,4,6,8].<text:line-break/>podwoj([X],[Y]):- Y is X*2.<text:line-break/>podwoj([H|T], [A|B]):- A is H*2, podwoj(T,B).<text:line-break/>e) <text:line-break/>X=[2,3,4,5].<text:line-break/>brakp([],[]).<text:line-break/>brakp(H|T, X):- X is T.<text:line-break/>usunpier([H|T],T).<text:line-break/>brako([1,2,3,4,5],Y).<text:line-break/>Y=[1,2,3,4].<text:line-break/>brako([],[]).<text:line-break/>brako(X,Y):- reverse(X,Z), Z=H|T, reverse(T,W), W = Y. <text:line-break/>usunost([X],[]). A czy tutaj w miejsce X można wstawić zmienną anonimową?<text:line-break/>usunost([H|T],[H|A]):- usunost(T,A).</text:span> </text:p>
      <text:p text:style-name="P1"/>
      <text:p text:style-name="P1">Zad 7.</text:p>
      <text:p text:style-name="P1"/>
      <text:p text:style-name="P1">Zad 8.</text:p>
      <text:p text:style-name="P1"/>
      <text:p text:style-name="P1">Zad 9. </text:p>
      <text:p text:style-name="P1">a) all(x,P(x)) imp some(x, P(x)).</text:p>
      <text:p text:style-name="P1">b) all(x, P(x) imp some(x, P(x))).</text:p>
      <text:p text:style-name="P1">c) all(x, A(x)) imp some(z, all (x, P(z,x))).</text:p>
      <text:p text:style-name="P1">d) some (x, P(x)) and all(y, R(y) imp all(z, some(w, P(z,w))).</text:p>
      <text:p text:style-name="P1">e) all(x, P(x) imp all((y, Q(y) imp some (x, P(x) and all(y,Q(y,x))))).</text:p>
      <text:p text:style-name="P1"/>
      <text:p text:style-name="P1">Zad 10.</text:p>
      <text:p text:style-name="P1">false?</text:p>
      <text:p text:style-name="P1"><text:soft-page-break/></text:p>
      <text:p text:style-name="P1">Zad 11.</text:p>
      <text:p text:style-name="P1">chuj w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6:46:33.46</meta:creation-date>
    <dc:date>2015-01-23T16:50:50.11</dc:date>
    <meta:editing-duration>PT44M34S</meta:editing-duration>
    <meta:editing-cycles>10</meta:editing-cycles>
    <meta:generator>OpenOffice.org/3.4.1$Win32 OpenOffice.org_project/341m1$Build-9593</meta:generator>
    <meta:document-statistic meta:table-count="0" meta:image-count="0" meta:object-count="0" meta:page-count="3" meta:paragraph-count="62" meta:word-count="238" meta:character-count="1665"/>
  </office:meta>
</office:document-meta>
</file>